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Text_20_body">
      <style:text-properties officeooo:paragraph-rsid="0006ca38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6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5f5e5e" loext:opacity="100%" style:font-name="Source Sans Pro" fo:font-size="12.75pt" fo:letter-spacing="normal" fo:font-style="normal" style:text-underline-style="none" fo:font-weight="bold" officeooo:rsid="00141f17" officeooo:paragraph-rsid="00158cde" style:font-name-asian="Segoe UI" style:font-size-asian="12pt" style:font-weight-asian="normal" style:font-name-complex="Tahoma" style:font-size-complex="12pt" style:font-weight-complex="normal"/>
    </style:style>
    <style:style style:name="P9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10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2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4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5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6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7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1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4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5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9" style:family="paragraph" style:parent-style-name="Text_20_body">
      <style:text-properties officeooo:paragraph-rsid="0006ca38"/>
    </style:style>
    <style:style style:name="P30" style:family="paragraph" style:parent-style-name="Text_20_body" style:list-style-name="L2"/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officeooo:rsid="000ca595"/>
    </style:style>
    <style:style style:name="T14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5" style:family="text">
      <style:text-properties officeooo:rsid="000d3009"/>
    </style:style>
    <style:style style:name="T16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Nombre del a</text:span>lumno-<text:span text:style-name="T2">a</text:span>: </text:p>
      <text:p text:style-name="P19">N<text:span text:style-name="T3">ombre del alumno-a</text:span></text:p>
      <text:section text:style-name="Sect1" text:name="Sección1">
        <text:p text:style-name="P16"/>
      </text:section>
      <text:section text:style-name="Sect1" text:name="Sección4">
        <text:p text:style-name="P17"><text:s text:c="3"/>NOTA: Antes de nada, cumplimentar el nombre <text:span text:style-name="T4">completo</text:span> del alumno -<text:span text:style-name="T2">a</text:span> <text:s text:c="2"/></text:p>
      </text:section>
      <text:p text:style-name="P18"/>
      <text:p text:style-name="P10">OBJETIVOS</text:p>
      <text:p text:style-name="P12"/>
      <text:p text:style-name="P13">- <text:span text:style-name="T2">Conocer y habituarse a la metodología de trabajo, así como la plataforma CAMPUS DE LAS ENSEÑANZAS PROFESIONALES</text:span></text:p>
      <text:p text:style-name="P14"><text:span text:style-name="T2">- </text:span><text:span text:style-name="A1"><text:span text:style-name="T16">Selecciona las arquitecturas y tecnologías de programación sobre clientes Web, identificando y analizando las capacidades y características de cada una. </text:span></text:span><text:span text:style-name="A1"><text:span text:style-name="T14">. </text:span></text:span></text:p>
      <text:p text:style-name="P7">RECURSOS</text:p>
      <text:list text:style-name="L1">
        <text:list-header>
          <text:h text:style-name="P22" text:outline-level="1"/>
        </text:list-header>
        <text:list-item>
          <text:h text:style-name="P23" text:outline-level="1"><text:span text:style-name="T6">E</text:span><text:span text:style-name="T5">l equipo de aula asignado al propio alumno.</text:span></text:h>
        </text:list-item>
        <text:list-item>
          <text:h text:style-name="P24" text:outline-level="1">Carpeta compartida <text:span text:style-name="T15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13">e desarrollo.</text:span></text:p>
        </text:list-item>
        <text:list-item>
          <text:p text:style-name="P28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5"/>
      <text:p text:style-name="P11">ENUNCIADO</text:p>
      <text:p text:style-name="P4"><text:span text:style-name="Strong_20_Emphasis">Enunciado: Creación del componente </text:span><text:span text:style-name="Strong_20_Emphasis"><text:span text:style-name="Source_20_Text">HolaMundo</text:span></text:span><text:span text:style-name="Strong_20_Emphasis"> en Angular</text:span></text:p>
      <text:p text:style-name="Text_20_body">En este ejercicio, crearás un componente básico en Angular llamado <text:span text:style-name="Source_20_Text">HolaMundo</text:span>, que simplemente mostrará un mensaje de bienvenida en la pantalla. Este ejercicio es ideal para familiarizarse con los conceptos fundamentales de Angular, como la creación de componentes, el data binding y el uso de Angular CLI.</text:p>
      <text:h text:style-name="Heading_20_3" text:outline-level="3">Requisitos:</text:h>
      <text:list text:style-name="L2">
        <text:list-item>
          <text:p text:style-name="P30"><text:span text:style-name="Strong_20_Emphasis">Crea una nueva aplicación Angular</text:span> usando Angular CLI (si aún no la tienes instalada, sigue los pasos de instalación). Puedes crear la aplicación con el siguiente comando en la terminal:</text:p>
          <text:p text:style-name="P25"><text:span text:style-name="Source_20_Text">ng new mi-primera-app</text:span></text:p>
        </text:list-item>
        <text:list-item>
          <text:p text:style-name="P30"><text:span text:style-name="Strong_20_Emphasis">Genera un nuevo componente</text:span> llamado <text:span text:style-name="Source_20_Text">HolaMundo</text:span> dentro de la aplicación usando el comando:</text:p>
          <text:p text:style-name="P25"><text:span text:style-name="Source_20_Text">ng generate component HolaMundo</text:span></text:p>
        </text:list-item>
        <text:list-item>
          <text:p text:style-name="P30"><text:span text:style-name="Strong_20_Emphasis">Modifica el componente </text:span><text:span text:style-name="Strong_20_Emphasis"><text:span text:style-name="Source_20_Text">HolaMundo</text:span></text:span> para que muestre el texto <text:span text:style-name="Strong_20_Emphasis">"¡Hola, Mundo desde Angular!"</text:span> en su plantilla.</text:p>
        </text:list-item>
      </text:list>
      <text:p text:style-name="P4"><text:span text:style-name="Strong_20_Emphasis"/></text:p>
      <text:p text:style-name="Text_20_body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0-16T16:36:23.890000000</dc:date>
    <meta:editing-duration>PT42M55S</meta:editing-duration>
    <meta:editing-cycles>18</meta:editing-cycles>
    <meta:generator>LibreOffice/24.2.5.2$Windows_X86_64 LibreOffice_project/bffef4ea93e59bebbeaf7f431bb02b1a39ee8a59</meta:generator>
    <meta:document-statistic meta:table-count="1" meta:image-count="3" meta:object-count="0" meta:page-count="2" meta:paragraph-count="24" meta:word-count="257" meta:character-count="1659" meta:non-whitespace-character-count="1426"/>
  </office:meta>
</office:document-meta>
</file>